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3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03cm" svg:height="9.395cm" svg:x="8.973cm" svg:y="0.1cm">
            <draw:object draw:notify-on-update-of-ranges="Sheet1.A2:Sheet1.A1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 en secondes</text:p>
          </table:table-cell>
          <table:table-cell office:value-type="string" calcext:value-type="string">
            <text:p>nombre de points</text:p>
          </table:table-cell>
        </table:table-row>
        <table:table-row table:style-name="ro1">
          <table:table-cell office:value-type="float" office:value="26.5161702632904" calcext:value-type="float">
            <text:p>26,5161702632904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2.42772436141968" calcext:value-type="float">
            <text:p>2,4277243614196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.1257450580597" calcext:value-type="float">
            <text:p>11,1257450580597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1.0989255905151" calcext:value-type="float">
            <text:p>11,098925590515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0.8598175048828" calcext:value-type="float">
            <text:p>10,8598175048828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3.5381977558136" calcext:value-type="float">
            <text:p>3,538197755813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.62399816513062" calcext:value-type="float">
            <text:p>4,6239981651306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.7901132106781" calcext:value-type="float">
            <text:p>3,790113210678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.07120871543884" calcext:value-type="float">
            <text:p>2,0712087154388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666785717010498" calcext:value-type="float">
            <text:p>0,666785717010498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4:33:05.306823466</meta:creation-date>
    <meta:generator>LibreOffice/7.4.5.1$Linux_X86_64 LibreOffice_project/40$Build-1</meta:generator>
    <dc:date>2023-03-07T10:39:10.341671718</dc:date>
    <meta:editing-duration>PT20H2M24S</meta:editing-duration>
    <meta:editing-cycles>5</meta:editing-cycles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4cm" svg:height="9.396cm" xlink:href=".." xlink:type="simple" chart:class="chart:scatter" chart:column-mapping="0" chart:style-name="ch1">
        <chart:legend chart:legend-position="end" svg:x="11.471cm" svg:y="4.15cm" style:legend-expansion="high" chart:style-name="ch2"/>
        <chart:plot-area chart:style-name="ch3" table:cell-range-address="Sheet1.A1:Sheet1.B11" chart:data-source-has-labels="both" svg:x="0.334cm" svg:y="0.187cm" svg:width="10.803cm" svg:height="7.671cm">
          <chart:coordinate-region svg:x="1.326cm" svg:y="0.387cm" svg:width="9.624cm" svg:height="6.824cm"/>
          <chart:axis chart:dimension="x" chart:name="primary-x" chart:style-name="ch4" chartooo:axis-type="auto">
            <chart:title svg:x="4.302cm" svg:y="8.045cm" chart:style-name="ch5">
              <text:p>Temp en secondes
</text:p>
            </chart:title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regression-curve chart:style-name="ch9">
              <chart:equation chart:display-equation="true" chart:display-r-square="false"/>
            </chart:regression-curve>
            <chart:data-point chart:repeated="4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mbre de poi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6.5161702632904">
                <text:p>26.5161702632904</text:p>
                <draw:g>
                  <svg:desc>Sheet1.A2:Sheet1.A11</svg:desc>
                </draw:g>
              </table:table-cell>
              <table:table-cell office:value-type="float" office:value="26.5161702632904">
                <text:p>26.5161702632904</text:p>
                <draw:g>
                  <svg:desc>Sheet1.A2:Sheet1.A11</svg:desc>
                </draw:g>
              </table:table-cell>
              <table:table-cell office:value-type="float" office:value="8567">
                <text:p>8567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.42772436141968">
                <text:p>2.42772436141968</text:p>
              </table:table-cell>
              <table:table-cell office:value-type="float" office:value="2.42772436141968">
                <text:p>2.4277243614196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11.1257450580597">
                <text:p>11.1257450580597</text:p>
              </table:table-cell>
              <table:table-cell office:value-type="float" office:value="11.1257450580597">
                <text:p>11.1257450580597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11.0989255905151">
                <text:p>11.0989255905151</text:p>
              </table:table-cell>
              <table:table-cell office:value-type="float" office:value="11.0989255905151">
                <text:p>11.0989255905151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float" office:value="10.8598175048828">
                <text:p>10.8598175048828</text:p>
              </table:table-cell>
              <table:table-cell office:value-type="float" office:value="10.8598175048828">
                <text:p>10.85981750488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3.5381977558136">
                <text:p>3.5381977558136</text:p>
              </table:table-cell>
              <table:table-cell office:value-type="float" office:value="3.5381977558136">
                <text:p>3.538197755813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4.62399816513062">
                <text:p>4.62399816513062</text:p>
              </table:table-cell>
              <table:table-cell office:value-type="float" office:value="4.62399816513062">
                <text:p>4.6239981651306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3.7901132106781">
                <text:p>3.7901132106781</text:p>
              </table:table-cell>
              <table:table-cell office:value-type="float" office:value="3.7901132106781">
                <text:p>3.790113210678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.07120871543884">
                <text:p>2.07120871543884</text:p>
              </table:table-cell>
              <table:table-cell office:value-type="float" office:value="2.07120871543884">
                <text:p>2.0712087154388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0.666785717010498">
                <text:p>0.666785717010498</text:p>
              </table:table-cell>
              <table:table-cell office:value-type="float" office:value="0.666785717010498">
                <text:p>0.666785717010498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